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51cm" fo:min-width="1.339cm"/>
    </style:style>
    <style:style style:name="gr2" style:family="graphic" style:parent-style-name="standard">
      <style:graphic-properties draw:fill-color="#c5000b" draw:opacity="100%" draw:textarea-horizontal-align="justify" draw:textarea-vertical-align="middle" draw:auto-grow-height="false" fo:min-height="0.672cm" fo:min-width="0cm" draw:shadow-opacity="100%"/>
    </style:style>
    <style:style style:name="gr3" style:family="graphic" style:parent-style-name="standard">
      <style:graphic-properties draw:fill-color="#6666f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99ff66" draw:opacity="100%" draw:textarea-horizontal-align="justify" draw:textarea-vertical-align="middle" draw:auto-grow-height="false" fo:min-height="0.761cm" fo:min-width="0cm" draw:shadow-opacity="100%"/>
    </style:style>
    <style:style style:name="gr5" style:family="graphic" style:parent-style-name="standard">
      <style:graphic-properties draw:stroke="none" draw:fill-color="#6666ff" draw:opacity="100%" draw:shadow-opacity="100%"/>
    </style:style>
    <style:style style:name="P1" style:family="paragraph">
      <style:paragraph-properties fo:text-align="center"/>
    </style:style>
    <style:style style:name="P2" style:family="paragraph">
      <loext:graphic-properties draw:fill-color="#c5000b" draw:opacity="100%"/>
      <style:paragraph-properties fo:text-align="center"/>
    </style:style>
    <style:style style:name="P3" style:family="paragraph">
      <loext:graphic-properties draw:fill-color="#6666ff" draw:opacity="100%"/>
      <style:paragraph-properties fo:text-align="center"/>
    </style:style>
    <style:style style:name="P4" style:family="paragraph">
      <loext:graphic-properties draw:fill-color="#99ff66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21cm" svg:height="0.635cm" svg:x="3.286cm" svg:y="25.76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0.381cm" svg:height="1.016cm" svg:x="4.556cm" svg:y="25.1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draw:layer="layout" svg:width="0.312cm" svg:height="0.534cm" draw:transform="skewX (-0.00191986217719371) rotate (2.34083559277479) translate (4.681cm 25.412cm)">
          <text:p/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draw:layer="layout" svg:width="0.287cm" svg:height="1.014cm" draw:transform="skewX (0.0483456202802429) rotate (1.52908295767223) translate (4.825cm 25.257cm)">
          <text:p/>
          <draw:enhanced-geometry svg:viewBox="0 0 21600 21600" draw:mirror-vertical="fals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5" draw:text-style-name="P3" draw:layer="layout" svg:width="0.273cm" svg:height="0.287cm" draw:transform="skewX (-0.0556760031386191) rotate (-0.165806278939461) translate (4.625cm 24.982cm)" draw:kind="cut" draw:start-angle="313.91" draw:end-angle="79.98">
          <text:p text:style-name="P1"><text:s text:c="11"/>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000000" draw:marker-start-width="0.2cm" draw:marker-start-center="false" draw:marker-end-width="0.2cm" draw:marker-end-center="false" draw:fill="solid" draw:fill-color="#729fcf" draw:opacity="0%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4T19:15:04.580516297</meta:creation-date>
    <dc:date>2017-08-25T13:15:41.801618937</dc:date>
    <meta:editing-duration>PT5M45S</meta:editing-duration>
    <meta:editing-cycles>4</meta:editing-cycles>
    <meta:generator>LibreOffice/5.1.6.2$Linux_X86_64 LibreOffice_project/10m0$Build-2</meta:generator>
    <meta:document-statistic meta:object-count="5"/>
  </office:meta>
</office:document-meta>
</file>